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d74" officeooo:paragraph-rsid="000cad74"/>
    </style:style>
    <style:style style:name="P2" style:family="paragraph" style:parent-style-name="Standard">
      <style:text-properties officeooo:rsid="000cad74" officeooo:paragraph-rsid="002fb997"/>
    </style:style>
    <style:style style:name="P3" style:family="paragraph" style:parent-style-name="Standard">
      <style:text-properties officeooo:rsid="000e65d6" officeooo:paragraph-rsid="000e65d6"/>
    </style:style>
    <style:style style:name="P4" style:family="paragraph" style:parent-style-name="Standard">
      <style:text-properties officeooo:rsid="000e65d6" officeooo:paragraph-rsid="0024769c"/>
    </style:style>
    <style:style style:name="P5" style:family="paragraph" style:parent-style-name="Standard">
      <style:text-properties officeooo:rsid="000e65d6" officeooo:paragraph-rsid="0028bb66"/>
    </style:style>
    <style:style style:name="P6" style:family="paragraph" style:parent-style-name="Standard">
      <style:text-properties officeooo:rsid="000e65d6" officeooo:paragraph-rsid="002fb997"/>
    </style:style>
    <style:style style:name="P7" style:family="paragraph" style:parent-style-name="Standard">
      <style:text-properties officeooo:rsid="000e65d6" officeooo:paragraph-rsid="003179ee"/>
    </style:style>
    <style:style style:name="P8" style:family="paragraph" style:parent-style-name="Standard">
      <style:paragraph-properties fo:text-align="start" style:justify-single-word="false"/>
      <style:text-properties officeooo:rsid="00159fdd" officeooo:paragraph-rsid="00159fdd"/>
    </style:style>
    <style:style style:name="P9" style:family="paragraph" style:parent-style-name="Standard">
      <style:paragraph-properties fo:text-align="start" style:justify-single-word="false"/>
      <style:text-properties officeooo:rsid="0013c590" officeooo:paragraph-rsid="00159fdd"/>
    </style:style>
    <style:style style:name="P10" style:family="paragraph" style:parent-style-name="Standard">
      <style:paragraph-properties fo:text-align="start" style:justify-single-word="false"/>
      <style:text-properties officeooo:rsid="0013c590" officeooo:paragraph-rsid="0013c590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officeooo:rsid="001954f9" officeooo:paragraph-rsid="001954f9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officeooo:rsid="0013c590" officeooo:paragraph-rsid="001954f9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size="14pt" officeooo:rsid="001916a7" officeooo:paragraph-rsid="001916a7"/>
    </style:style>
    <style:style style:name="P14" style:family="paragraph" style:parent-style-name="Standard">
      <style:paragraph-properties fo:text-align="start" style:justify-single-word="false"/>
      <style:text-properties fo:font-size="14pt" officeooo:rsid="001916a7" officeooo:paragraph-rsid="001916a7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officeooo:rsid="0013c590" officeooo:paragraph-rsid="001bcdef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954f9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bcdef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13c590" officeooo:paragraph-rsid="0013c590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13c590" officeooo:paragraph-rsid="00159fdd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13c590" officeooo:paragraph-rsid="001a9b8e" style:font-style-asian="italic" style:font-style-complex="italic"/>
    </style:style>
    <style:style style:name="P21" style:family="paragraph" style:parent-style-name="Standard">
      <style:text-properties fo:font-style="italic" officeooo:rsid="000cad74" officeooo:paragraph-rsid="000cad74" style:font-style-asian="italic" style:font-style-complex="italic"/>
    </style:style>
    <style:style style:name="P22" style:family="paragraph" style:parent-style-name="Standard">
      <style:text-properties fo:font-style="italic" officeooo:rsid="000cad74" officeooo:paragraph-rsid="00208237" style:font-style-asian="italic" style:font-style-complex="italic"/>
    </style:style>
    <style:style style:name="P23" style:family="paragraph" style:parent-style-name="Standard">
      <style:text-properties fo:font-style="italic" officeooo:rsid="000cad74" officeooo:paragraph-rsid="00227b50" style:font-style-asian="italic" style:font-style-complex="italic"/>
    </style:style>
    <style:style style:name="P24" style:family="paragraph" style:parent-style-name="Standard">
      <style:text-properties fo:font-style="italic" officeooo:paragraph-rsid="000cad74" style:font-style-asian="italic" style:font-style-complex="italic"/>
    </style:style>
    <style:style style:name="P25" style:family="paragraph" style:parent-style-name="Standard">
      <style:text-properties fo:font-style="italic" officeooo:rsid="000e65d6" officeooo:paragraph-rsid="000e65d6" style:font-style-asian="italic" style:font-style-complex="italic"/>
    </style:style>
    <style:style style:name="P26" style:family="paragraph" style:parent-style-name="Standard">
      <style:text-properties fo:font-style="italic" officeooo:rsid="000e65d6" officeooo:paragraph-rsid="001d0502" style:font-style-asian="italic" style:font-style-complex="italic"/>
    </style:style>
    <style:style style:name="P27" style:family="paragraph" style:parent-style-name="Standard">
      <style:text-properties fo:font-style="italic" officeooo:rsid="000e65d6" officeooo:paragraph-rsid="0024769c" style:font-style-asian="italic" style:font-style-complex="italic"/>
    </style:style>
    <style:style style:name="P28" style:family="paragraph" style:parent-style-name="Standard">
      <style:text-properties fo:font-style="italic" officeooo:rsid="000e65d6" officeooo:paragraph-rsid="0028bb66" style:font-style-asian="italic" style:font-style-complex="italic"/>
    </style:style>
    <style:style style:name="P29" style:family="paragraph" style:parent-style-name="Standard">
      <style:text-properties fo:font-style="italic" officeooo:rsid="0024769c" officeooo:paragraph-rsid="0024769c" style:font-style-asian="italic" style:font-style-complex="italic"/>
    </style:style>
    <style:style style:name="P30" style:family="paragraph" style:parent-style-name="Standard">
      <style:text-properties fo:font-style="italic" officeooo:rsid="0028bb66" officeooo:paragraph-rsid="0028bb66" style:font-style-asian="italic" style:font-style-complex="italic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13c590" officeooo:paragraph-rsid="0013c590" style:font-weight-asian="bold" style:font-weight-complex="bold"/>
    </style:style>
    <style:style style:name="P32" style:family="paragraph" style:parent-style-name="Standard">
      <style:text-properties officeooo:paragraph-rsid="0024769c"/>
    </style:style>
    <style:style style:name="P33" style:family="paragraph" style:parent-style-name="Standard">
      <style:text-properties officeooo:rsid="0024769c" officeooo:paragraph-rsid="0024769c"/>
    </style:style>
    <style:style style:name="P34" style:family="paragraph" style:parent-style-name="Standard">
      <style:text-properties fo:font-style="normal" officeooo:rsid="0028bb66" officeooo:paragraph-rsid="0028bb66" style:font-style-asian="normal" style:font-style-complex="normal"/>
    </style:style>
    <style:style style:name="P35" style:family="paragraph" style:parent-style-name="Standard">
      <style:text-properties fo:font-style="normal" officeooo:rsid="0028bb66" officeooo:paragraph-rsid="002d8e3b" style:font-style-asian="normal" style:font-style-complex="normal"/>
    </style:style>
    <style:style style:name="P36" style:family="paragraph" style:parent-style-name="Standard">
      <style:text-properties fo:font-style="normal" officeooo:rsid="0024769c" officeooo:paragraph-rsid="002f4e76" style:font-style-asian="normal" style:font-style-complex="normal"/>
    </style:style>
    <style:style style:name="P37" style:family="paragraph" style:parent-style-name="Standard">
      <style:text-properties fo:font-style="normal" officeooo:rsid="000e65d6" officeooo:paragraph-rsid="000e65d6" style:font-style-asian="normal" style:font-style-complex="normal"/>
    </style:style>
    <style:style style:name="P38" style:family="paragraph" style:parent-style-name="Standard">
      <style:text-properties fo:font-style="normal" officeooo:rsid="000e65d6" officeooo:paragraph-rsid="003179ee" style:font-style-asian="normal" style:font-style-complex="normal"/>
    </style:style>
    <style:style style:name="P39" style:family="paragraph" style:parent-style-name="Standard">
      <style:text-properties fo:font-style="italic" officeooo:rsid="000e65d6" officeooo:paragraph-rsid="003179ee" style:font-style-asian="italic" style:font-style-complex="italic"/>
    </style:style>
    <style:style style:name="T1" style:family="text">
      <style:text-properties officeooo:rsid="000cad74"/>
    </style:style>
    <style:style style:name="T2" style:family="text">
      <style:text-properties officeooo:rsid="000e65d6"/>
    </style:style>
    <style:style style:name="T3" style:family="text">
      <style:text-properties officeooo:rsid="000fafdd"/>
    </style:style>
    <style:style style:name="T4" style:family="text">
      <style:text-properties officeooo:rsid="001036fd"/>
    </style:style>
    <style:style style:name="T5" style:family="text">
      <style:text-properties officeooo:rsid="0012ef9b"/>
    </style:style>
    <style:style style:name="T6" style:family="text">
      <style:text-properties officeooo:rsid="00159fdd"/>
    </style:style>
    <style:style style:name="T7" style:family="text">
      <style:text-properties officeooo:rsid="001916a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c590" style:font-style-asian="italic" style:font-style-complex="italic"/>
    </style:style>
    <style:style style:name="T10" style:family="text">
      <style:text-properties fo:font-style="italic" officeooo:rsid="000e65d6" style:font-style-asian="italic" style:font-style-complex="italic"/>
    </style:style>
    <style:style style:name="T11" style:family="text">
      <style:text-properties fo:font-style="italic" officeooo:rsid="000cad74" style:font-style-asian="italic" style:font-style-complex="italic"/>
    </style:style>
    <style:style style:name="T12" style:family="text">
      <style:text-properties fo:font-style="italic" officeooo:rsid="0012ef9b" style:font-style-asian="italic" style:font-style-complex="italic"/>
    </style:style>
    <style:style style:name="T13" style:family="text">
      <style:text-properties fo:font-style="italic" officeooo:rsid="0024769c" style:font-style-asian="italic" style:font-style-complex="italic"/>
    </style:style>
    <style:style style:name="T14" style:family="text">
      <style:text-properties fo:font-style="italic" officeooo:rsid="001e4d80" style:font-style-asian="italic" style:font-style-complex="italic"/>
    </style:style>
    <style:style style:name="T15" style:family="text">
      <style:text-properties fo:font-style="italic" officeooo:rsid="0028bb66" style:font-style-asian="italic" style:font-style-complex="italic"/>
    </style:style>
    <style:style style:name="T16" style:family="text">
      <style:text-properties fo:font-style="italic" officeooo:rsid="0029c98d" style:font-style-asian="italic" style:font-style-complex="italic"/>
    </style:style>
    <style:style style:name="T17" style:family="text">
      <style:text-properties fo:font-style="italic" officeooo:rsid="003179ee" style:font-style-asian="italic" style:font-style-complex="italic"/>
    </style:style>
    <style:style style:name="T18" style:family="text">
      <style:text-properties fo:font-style="italic" officeooo:rsid="003223f6" style:font-style-asian="italic" style:font-style-complex="italic"/>
    </style:style>
    <style:style style:name="T19" style:family="text">
      <style:text-properties officeooo:rsid="001954f9"/>
    </style:style>
    <style:style style:name="T20" style:family="text">
      <style:text-properties officeooo:rsid="0013c590"/>
    </style:style>
    <style:style style:name="T21" style:family="text">
      <style:text-properties officeooo:rsid="001a9b8e"/>
    </style:style>
    <style:style style:name="T22" style:family="text">
      <style:text-properties officeooo:rsid="001bcdef"/>
    </style:style>
    <style:style style:name="T23" style:family="text">
      <style:text-properties fo:font-style="normal" officeooo:rsid="00159fdd" style:font-style-asian="normal" style:font-style-complex="normal"/>
    </style:style>
    <style:style style:name="T24" style:family="text">
      <style:text-properties fo:font-style="normal" officeooo:rsid="001bcdef" style:font-style-asian="normal" style:font-style-complex="normal"/>
    </style:style>
    <style:style style:name="T25" style:family="text">
      <style:text-properties officeooo:rsid="001d0502"/>
    </style:style>
    <style:style style:name="T26" style:family="text">
      <style:text-properties officeooo:rsid="001e4d80"/>
    </style:style>
    <style:style style:name="T27" style:family="text">
      <style:text-properties officeooo:rsid="001ffc24"/>
    </style:style>
    <style:style style:name="T28" style:family="text">
      <style:text-properties officeooo:rsid="00227b50"/>
    </style:style>
    <style:style style:name="T29" style:family="text">
      <style:text-properties officeooo:rsid="0028bb66"/>
    </style:style>
    <style:style style:name="T30" style:family="text">
      <style:text-properties officeooo:rsid="0029c98d"/>
    </style:style>
    <style:style style:name="T31" style:family="text">
      <style:text-properties officeooo:rsid="002a964d"/>
    </style:style>
    <style:style style:name="T32" style:family="text">
      <style:text-properties officeooo:rsid="002c9092"/>
    </style:style>
    <style:style style:name="T33" style:family="text">
      <style:text-properties officeooo:rsid="002d8e3b"/>
    </style:style>
    <style:style style:name="T34" style:family="text">
      <style:text-properties officeooo:rsid="002fb997"/>
    </style:style>
    <style:style style:name="T35" style:family="text">
      <style:text-properties officeooo:rsid="003179ee"/>
    </style:style>
    <style:style style:name="T36" style:family="text">
      <style:text-properties officeooo:rsid="0031a748"/>
    </style:style>
    <style:style style:name="T37" style:family="text">
      <style:text-properties officeooo:rsid="003223f6"/>
    </style:style>
    <style:style style:name="T38" style:family="text">
      <style:text-properties officeooo:rsid="0033bd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) </text:span>Create Room (Client) – <text:span text:style-name="T34">via AJAX</text:span></text:p>
      <text:p text:style-name="P1"><text:tab/><text:span text:style-name="T8">{</text:span></text:p>
      <text:p text:style-name="P21"><text:tab/><text:tab/>“name”: “”,</text:p>
      <text:p text:style-name="P24"><text:span text:style-name="T1"><text:tab/><text:tab/>“l</text:span>anguage<text:span text:style-name="T1">”: “”,</text:span></text:p>
      <text:p text:style-name="P24"><text:tab/><text:tab/>“<text:span text:style-name="T1">country</text:span>”: “”,</text:p>
      <text:p text:style-name="P24"><text:tab/><text:tab/>“<text:span text:style-name="T4">max_</text:span><text:span text:style-name="T1">r</text:span>oom<text:span text:style-name="T4">_</text:span><text:span text:style-name="T1">s</text:span>ize”: <text:span text:style-name="T1">2</text:span>,</text:p>
      <text:p text:style-name="P24"><text:tab/><text:tab/>“<text:span text:style-name="T2">action</text:span>”: “<text:span text:style-name="T2">create room</text:span>”</text:p>
      <text:p text:style-name="P21"><text:tab/>}</text:p>
      <text:p text:style-name="P1"/>
      <text:p text:style-name="P2">Response (Server) – <text:span text:style-name="T34">via AJAX</text:span></text:p>
      <text:p text:style-name="P1"><text:tab/><text:span text:style-name="T8">{</text:span></text:p>
      <text:p text:style-name="P21"><text:tab/><text:tab/>“room<text:span text:style-name="T5">_</text:span>code”: 123456,</text:p>
      <text:p text:style-name="P23"><text:tab/><text:tab/><text:span text:style-name="T2">“status”: “success”,</text:span></text:p>
      <text:p text:style-name="P22"><text:tab/><text:tab/><text:span text:style-name="T2">“</text:span><text:span text:style-name="T25">msg</text:span><text:span text:style-name="T2">”: “</text:span><text:span text:style-name="T25">Successfully joined!</text:span><text:span text:style-name="T2">”,</text:span></text:p>
      <text:p text:style-name="P23"><text:tab/><text:tab/><text:span text:style-name="T2">“</text:span><text:span text:style-name="T26">id</text:span><text:span text:style-name="T2">”: </text:span><text:span text:style-name="T26">Object_Id(),</text:span></text:p>
      <text:p text:style-name="P21"><text:tab/><text:tab/>“name”: “<text:span text:style-name="T28">Tom</text:span>”</text:p>
      <text:p text:style-name="P21"><text:tab/>}</text:p>
      <text:p text:style-name="P1"/>
      <text:p text:style-name="P6">2) Join Room (Client)<text:span text:style-name="T1"> – </text:span><text:span text:style-name="T34">via AJAX</text:span></text:p>
      <text:p text:style-name="P3"><text:tab/><text:span text:style-name="T8">{</text:span></text:p>
      <text:p text:style-name="P25"><text:tab/><text:tab/>“name”: “”,</text:p>
      <text:p text:style-name="P32"><text:span text:style-name="T10"><text:tab/><text:tab/>“</text:span><text:span text:style-name="T11">room</text:span><text:span text:style-name="T12">_</text:span><text:span text:style-name="T11">code</text:span><text:span text:style-name="T10">”: </text:span>RyixQ1<text:span text:style-name="T11">,</text:span></text:p>
      <text:p text:style-name="P25"><text:tab/><text:tab/>“action”: “join room”</text:p>
      <text:p text:style-name="P25"><text:tab/>}</text:p>
      <text:p text:style-name="P3"/>
      <text:p text:style-name="P6">Response 1 <text:span text:style-name="T3">(Server)</text:span>- Joining Success<text:span text:style-name="T1"> – </text:span><text:span text:style-name="T34">via AJAX</text:span></text:p>
      <text:p text:style-name="P3"><text:tab/><text:span text:style-name="T8">{</text:span></text:p>
      <text:p text:style-name="P23"><text:tab/><text:tab/>“room<text:span text:style-name="T5">_</text:span>code”: 123456,</text:p>
      <text:p text:style-name="P25"><text:tab/><text:tab/>“status”: “success”,</text:p>
      <text:p text:style-name="P26"><text:tab/><text:tab/>“<text:span text:style-name="T25">msg</text:span>”: “<text:span text:style-name="T25">Successfully joined!</text:span>”,</text:p>
      <text:p text:style-name="P26"><text:tab/><text:tab/>“<text:span text:style-name="T26">id</text:span>”: <text:span text:style-name="T26">Object_Id(),</text:span></text:p>
      <text:p text:style-name="P26"><text:tab/><text:tab/>“<text:span text:style-name="T27">name</text:span>”: “<text:span text:style-name="T27">Tom</text:span>”</text:p>
      <text:p text:style-name="P25"><text:tab/>}</text:p>
      <text:p text:style-name="P37"><text:tab/><text:span text:style-name="T38">After s</text:span><text:span text:style-name="T35">tart</text:span><text:span text:style-name="T38">ing</text:span><text:span text:style-name="T35"> Web Socket Connection</text:span></text:p>
      <text:p text:style-name="P38"><text:tab/><text:span text:style-name="T35">To all members of the group including new joiner</text:span><text:span text:style-name="T29"> – </text:span><text:span text:style-name="T33">via Web Socket</text:span></text:p>
      <text:p text:style-name="P7"><text:tab/><text:span text:style-name="T8">{</text:span></text:p>
      <text:p text:style-name="P39"><text:tab/><text:tab/>“type”: “join_message”,</text:p>
      <text:p text:style-name="P7"><text:span text:style-name="T8"><text:tab/><text:tab/>“uid”: “</text:span><text:span text:style-name="T17">2w12w13e24r34r3</text:span><text:span text:style-name="T8">”</text:span></text:p>
      <text:p text:style-name="P7"><text:span text:style-name="T8"><text:tab/><text:tab/>“name”: “</text:span><text:span text:style-name="T17">Abhay</text:span><text:span text:style-name="T8">”</text:span></text:p>
      <text:p text:style-name="P7"><text:span text:style-name="T8"><text:tab/></text:span><text:span text:style-name="T17">}</text:span></text:p>
      <text:p text:style-name="P6">Response 2 <text:span text:style-name="T3">(Server)</text:span>- Failed to Join<text:span text:style-name="T1"> – </text:span><text:span text:style-name="T34">via AJAX</text:span></text:p>
      <text:p text:style-name="P4"><text:tab/><text:span text:style-name="T8">{</text:span></text:p>
      <text:p text:style-name="P27"><text:tab/><text:tab/>“status”: “failed”,</text:p>
      <text:p text:style-name="P27"><text:tab/><text:tab/>“<text:span text:style-name="T4">msg</text:span>”: “<text:span text:style-name="T4">No room exists with code </text:span><text:span text:style-name="T1">123456</text:span><text:span text:style-name="T4">!</text:span>” / “<text:span text:style-name="T4">Room is closed!</text:span>” / “<text:span text:style-name="T4">Room is full!</text:span>”</text:p>
      <text:p text:style-name="P4"><text:span text:style-name="T8"><text:tab/>}</text:span><text:tab/></text:p>
      <text:p text:style-name="P33"/>
      <text:p text:style-name="P33">3) Leave Room (Client) – <text:span text:style-name="T30">When client disconnects the web socket connection.</text:span></text:p>
      <text:p text:style-name="P29"/>
      <text:p text:style-name="P36">Response (Server) <text:span text:style-name="T30">to other members</text:span><text:span text:style-name="T29"> – </text:span><text:span text:style-name="T33">via Web Socket</text:span></text:p>
      <text:p text:style-name="P27"><text:tab/>{</text:p>
      <text:p text:style-name="P27"><text:tab/><text:tab/>“type”: “leave_message”,</text:p>
      <text:p text:style-name="P27"><text:tab/><text:tab/>“uid”: “<text:span text:style-name="T30">12q12w3e23434r</text:span>”</text:p>
      <text:p text:style-name="P4"><text:soft-page-break/><text:span text:style-name="T8"><text:tab/><text:tab/></text:span><text:span text:style-name="T14">“</text:span><text:span text:style-name="T16">name</text:span><text:span text:style-name="T14">”: “</text:span><text:span text:style-name="T16">Abhay</text:span><text:span text:style-name="T14">”</text:span></text:p>
      <text:p text:style-name="P27"><text:tab/>}</text:p>
      <text:p text:style-name="P27"/>
      <text:p text:style-name="P34">4) Chat (Client) – <text:span text:style-name="T33">via Web Socket</text:span></text:p>
      <text:p text:style-name="P28"><text:tab/>{</text:p>
      <text:p text:style-name="P30"><text:tab/><text:tab/>“name”: “Rahul Mayank”,</text:p>
      <text:p text:style-name="P30"><text:tab/><text:tab/>“<text:span text:style-name="T31">uid</text:span>”: “<text:span text:style-name="T31">12w32d43f5f45f4g6g4</text:span>”,</text:p>
      <text:p text:style-name="P5"><text:span text:style-name="T8"><text:tab/><text:tab/></text:span><text:span text:style-name="T14">“</text:span><text:span text:style-name="T13">msg</text:span><text:span text:style-name="T14">”: “</text:span><text:span text:style-name="T15">hi!</text:span><text:span text:style-name="T14">”,</text:span></text:p>
      <text:p text:style-name="P28"><text:tab/>}</text:p>
      <text:p text:style-name="P35">Chat (Server) – <text:span text:style-name="T33">via Web Socket</text:span></text:p>
      <text:p text:style-name="P30"><text:tab/>{</text:p>
      <text:p text:style-name="P30"><text:tab/><text:tab/>“type”: “chat_message”,</text:p>
      <text:p text:style-name="P30"><text:tab/><text:tab/>“<text:span text:style-name="T32">uid</text:span>”: “<text:span text:style-name="T32">q12w1e23233d2d3</text:span>”,</text:p>
      <text:p text:style-name="P30"><text:tab/><text:tab/>“name”: “Abhay Kumar”,</text:p>
      <text:p text:style-name="P30"><text:tab/><text:tab/>“msg”: “hi!”</text:p>
      <text:p text:style-name="P30"><text:tab/>}</text:p>
      <text:p text:style-name="P31">Databases Documents</text:p>
      <text:p text:style-name="P13">a) rooms</text:p>
      <text:p text:style-name="P10"><text:tab/>1) If room is online, <text:span text:style-name="T6">new members join allowed (door open)</text:span></text:p>
      <text:p text:style-name="P18"><text:tab/><text:tab/>{</text:p>
      <text:p text:style-name="P18"><text:tab/><text:tab/><text:tab/>_id: “12e233”,</text:p>
      <text:p text:style-name="P18"><text:tab/><text:tab/><text:tab/>status: “online”,</text:p>
      <text:p text:style-name="P18"><text:tab/><text:tab/><text:tab/><text:span text:style-name="T6">door: “open”,</text:span></text:p>
      <text:p text:style-name="P18"><text:tab/><text:tab/><text:tab/>max_room_size: 5,</text:p>
      <text:p text:style-name="P18"><text:tab/><text:tab/><text:tab/>current_room_size: 2,</text:p>
      <text:p text:style-name="P18"><text:tab/><text:tab/><text:tab/>created_on: datetime.datetime(2023, 5, 12, 12, 52, 30, 390398),</text:p>
      <text:p text:style-name="P18"><text:tab/><text:tab/><text:tab/>online_members: [“99e233233”, “12e233233”],</text:p>
      <text:p text:style-name="P18"><text:tab/><text:tab/><text:tab/>all_members: [<text:span text:style-name="T21">[</text:span>“99e233233”, “<text:span text:style-name="T21">Aman</text:span>”<text:span text:style-name="T21">]</text:span>, <text:span text:style-name="T21">[</text:span>“12e233233”, “<text:span text:style-name="T21">Rohan</text:span>”<text:span text:style-name="T21">]</text:span>, <text:tab/><text:tab/><text:tab/><text:tab/><text:tab/><text:tab/><text:span text:style-name="T21">[</text:span>“99e23399p”, “<text:span text:style-name="T21">Mohan</text:span>”<text:span text:style-name="T21">]</text:span>, <text:span text:style-name="T21">[</text:span>“12e23355o”, “<text:span text:style-name="T21">Sohan</text:span>”<text:span text:style-name="T21">]</text:span>],</text:p>
      <text:p text:style-name="P18"><text:tab/><text:tab/>}</text:p>
      <text:p text:style-name="P10"/>
      <text:p text:style-name="P9"><text:span text:style-name="T7"><text:tab/>2) </text:span>If room is online, <text:span text:style-name="T6">new members join not allowed (door closed)</text:span></text:p>
      <text:p text:style-name="P19"><text:tab/><text:tab/>{</text:p>
      <text:p text:style-name="P19"><text:tab/><text:tab/><text:tab/>_id: “12e233”,</text:p>
      <text:p text:style-name="P19"><text:tab/><text:tab/><text:tab/>status: “online”,</text:p>
      <text:p text:style-name="P19"><text:tab/><text:tab/><text:tab/><text:span text:style-name="T6">door: “close”,</text:span></text:p>
      <text:p text:style-name="P19"><text:tab/><text:tab/><text:tab/>max_room_size: 5,</text:p>
      <text:p text:style-name="P19"><text:tab/><text:tab/><text:tab/>current_room_size: 2,</text:p>
      <text:p text:style-name="P19"><text:tab/><text:tab/><text:tab/>created_on: datetime.datetime(2023, 5, 12, 12, 52, 30, 390398),</text:p>
      <text:p text:style-name="P19"><text:tab/><text:tab/><text:tab/>online_members: [“99e233233”, “12e233233”],</text:p>
      <text:p text:style-name="P20"><text:tab/><text:tab/><text:tab/>all_members: [<text:span text:style-name="T21">[</text:span>“99e233233”, “<text:span text:style-name="T21">Aman</text:span>”<text:span text:style-name="T21">]</text:span>, <text:span text:style-name="T21">[</text:span>“12e233233”, “<text:span text:style-name="T21">Rohan</text:span>”<text:span text:style-name="T21">]</text:span>, <text:tab/><text:tab/><text:tab/><text:tab/><text:tab/><text:tab/><text:span text:style-name="T21">[</text:span>“99e23399p”, “<text:span text:style-name="T21">Mohan</text:span>”<text:span text:style-name="T21">]</text:span>, <text:span text:style-name="T21">[</text:span>“12e23355o”, “<text:span text:style-name="T21">Sohan</text:span>”<text:span text:style-name="T21">]</text:span>],</text:p>
      <text:p text:style-name="P19"><text:tab/><text:tab/>}</text:p>
      <text:p text:style-name="P18"/>
      <text:p text:style-name="P8"><text:span text:style-name="T7"><text:tab/>3</text:span>) If room is offline</text:p>
      <text:p text:style-name="P19"><text:tab/><text:tab/>{</text:p>
      <text:p text:style-name="P19"><text:tab/><text:tab/><text:tab/>_id: “12e233”,</text:p>
      <text:p text:style-name="P19"><text:tab/><text:tab/><text:tab/>status: “o<text:span text:style-name="T6">ffline</text:span>”,</text:p>
      <text:p text:style-name="P19"><text:tab/><text:tab/><text:tab/><text:span text:style-name="T6">door: “close”,</text:span></text:p>
      <text:p text:style-name="P19"><text:tab/><text:tab/><text:tab/>max_room_size: 5,</text:p>
      <text:p text:style-name="P19"><text:tab/><text:tab/><text:tab/>current_room_size: 2,</text:p>
      <text:p text:style-name="P19"><text:tab/><text:tab/><text:tab/>created_on: datetime.datetime(2023, 5, 12, 12, 52, 30, 390398),</text:p>
      <text:p text:style-name="P19"><text:soft-page-break/><text:tab/><text:tab/><text:tab/>online_members: [],</text:p>
      <text:p text:style-name="P20"><text:tab/><text:tab/><text:tab/>all_members: [<text:span text:style-name="T21">[</text:span>“99e233233”, “<text:span text:style-name="T21">Aman</text:span>”<text:span text:style-name="T21">]</text:span>, <text:span text:style-name="T21">[</text:span>“12e233233”, “<text:span text:style-name="T21">Rohan</text:span>”<text:span text:style-name="T21">]</text:span>, <text:tab/><text:tab/><text:tab/><text:tab/><text:tab/><text:tab/><text:span text:style-name="T21">[</text:span>“99e23399p”, “<text:span text:style-name="T21">Mohan</text:span>”<text:span text:style-name="T21">]</text:span>, <text:span text:style-name="T21">[</text:span>“12e23355o”, “<text:span text:style-name="T21">Sohan</text:span>”<text:span text:style-name="T21">]</text:span>],</text:p>
      <text:p text:style-name="P19"><text:tab/><text:tab/>}</text:p>
      <text:p text:style-name="P19"/>
      <text:p text:style-name="P14">b) chats</text:p>
      <text:p text:style-name="P11">{</text:p>
      <text:p text:style-name="P11"><text:tab/><text:span text:style-name="T36">_id: Object_Id(),</text:span></text:p>
      <text:p text:style-name="P11"><text:tab/><text:span text:style-name="T36">u</text:span>id: “<text:span text:style-name="T20">99e233233</text:span>”,</text:p>
      <text:p text:style-name="P12"><text:span text:style-name="T19"><text:tab/>posted_on: </text:span>datetime.datetime(2023, 5, 12, 12, 52, 30, 390398),</text:p>
      <text:p text:style-name="P11"><text:tab/>message: “hello!”</text:p>
      <text:p text:style-name="P11">}</text:p>
      <text:p text:style-name="P16"/>
      <text:p text:style-name="P17"><text:span text:style-name="T9">“online_members”</text:span> <text:span text:style-name="T22">subset of “</text:span><text:span text:style-name="T9">all_members”</text:span></text:p>
      <text:p text:style-name="P17"><text:span text:style-name="T9">“</text:span><text:span text:style-name="T18">uid</text:span><text:span text:style-name="T9">” </text:span><text:span text:style-name="T37">of chats must be present on </text:span><text:span text:style-name="T18">“all_members” </text:span><text:span text:style-name="T37">of rooms</text:span></text:p>
      <text:p text:style-name="P15"><text:span text:style-name="T6">“door”</text:span><text:span text:style-name="T23"> </text:span><text:span text:style-name="T24">must be </text:span><text:span text:style-name="T22">“close”</text:span><text:span text:style-name="T24"> if room’s </text:span><text:span text:style-name="T22">“status”</text:span><text:span text:style-name="T24"> is </text:span><text:span text:style-name="T22">“offline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7T08:02:28.628000000</meta:creation-date>
    <dc:date>2023-05-23T22:05:54.297000000</dc:date>
    <meta:editing-duration>PT17H46M33S</meta:editing-duration>
    <meta:editing-cycles>37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107" meta:word-count="349" meta:character-count="2715" meta:non-whitespace-character-count="2267"/>
  </office:meta>
</office:document-meta>
</file>